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in" style:auto-text-indent="false"/>
    </style:style>
    <style:style style:name="P2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Standard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fo:font-variant="small-caps"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small-caps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.25in" fo:margin-bottom="0.3335in" loext:contextual-spacing="false" fo:line-height="100%" fo:text-align="center" style:justify-single-word="false"/>
      <style:text-properties fo:font-size="19pt" fo:font-weight="bold" style:font-size-asian="19pt" style:font-weight-asian="bold" style:font-size-complex="19pt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 style:list-style-name="WWNum3">
      <style:paragraph-properties fo:margin-left="1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 style:list-style-name="WWNum3">
      <style:paragraph-properties fo:margin-left="1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.9374in" fo:margin-right="0in" fo:margin-top="0in" fo:margin-bottom="0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officeooo:rsid="00102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У „Св. Климент Охридски“, ФМИ</text:p>
      <text:p text:style-name="P5">Специалност „Софтуерно Инженерство“</text:p>
      <text:p text:style-name="P7">Увод в програмирането, 2018-2019 г.</text:p>
      <text:p text:style-name="P6">Задачи за домашно <text:span text:style-name="T4">1</text:span></text:p>
      <text:p text:style-name="Standard"/>
      <text:list xml:id="list303085286" text:style-name="WWNum1">
        <text:list-item>
          <text:p text:style-name="P8"><text:span text:style-name="T1">Да се напише функция, която приема като параметър цяло число N в интервала [-65000; 65000] и връща като резултат масив с елементи цифрите на числото, </text:span>като <text:span text:style-name="T1">дължината на масива трябва да е равна на броя на цифрите. Да се напише програма, в която потребителя въвежда от стандартния вход числа, докато не въведе число извън посочения интервал. Програмата да използва така написаната функция и да извежда цифрите на всяко едно от въведените числа.</text:span></text:p>
        </text:list-item>
        <text:list-item>
          <text:p text:style-name="P8"><text:span text:style-name="T1">Да се напише програма, която въвежда от стандартния вход дата във формат DD.MM.YYYY и да извежда броят дни, които са изминали от 1 януари 1</text:span><text:span text:style-name="T3">ва</text:span><text:span text:style-name="T1"> година.</text:span></text:p>
        </text:list-item>
        <text:list-item>
          <text:p text:style-name="P8"><text:span text:style-name="T1">Да се напише програма, която чете от стандартния вход изречение (символен низ до 200 символа) и да извежда броят на думите в него (дума наричаме всяка последователност от символи, които са отделени с интервал и/или табулация). Изречението може да бъде празен низ или да съдържа една единствена дума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6T18:10:00</meta:creation-date>
    <meta:initial-creator>aldi</meta:initial-creator>
    <meta:generator>LibreOffice/6.3.5.2$Linux_X86_64 LibreOffice_project/30$Build-2</meta:generator>
    <dc:date>2020-03-10T22:29:26.505017811</dc:date>
    <meta:editing-duration>PT2M51S</meta:editing-duration>
    <meta:editing-cycles>1</meta:editing-cycles>
    <meta:document-statistic meta:table-count="0" meta:image-count="0" meta:object-count="0" meta:page-count="1" meta:paragraph-count="7" meta:word-count="166" meta:character-count="1015" meta:non-whitespace-character-count="859"/>
  </office:meta>
</office:document-meta>
</file>